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332.16pt"/>
    </style:style>
    <style:style style:name="co3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>
            <text:p>item.return_form_structure</text:p>
          </table:table-cell>
          <table:table-cell table:style-name="ce1" office:value-type="string" calcext:value-type="string">
            <text:p>item.label</text:p>
          </table:table-cell>
          <table:table-cell table:style-name="ce1" office:value-type="string" calcext:value-type="string">
            <text:p>l180_amount.sum</text:p>
          </table:table-cell>
          <table:table-cell table:style-name="ce1" office:value-type="string" calcext:value-type="string">
            <text:p>total_amount.sum</text:p>
          </table:table-cell>
          <table:table-cell table:style-name="ce1" office:value-type="string" calcext:value-type="string">
            <text:p>l120_amount.sum</text:p>
          </table:table-cell>
          <table:table-cell table:style-name="ce1" office:value-type="string" calcext:value-type="string">
            <text:p>l60_amount.sum</text:p>
          </table:table-cell>
          <table:table-cell table:style-name="ce1" office:value-type="string" calcext:value-type="string">
            <text:p>l150_amount.sum</text:p>
          </table:table-cell>
          <table:table-cell table:style-name="ce1" office:value-type="string" calcext:value-type="string">
            <text:p>l30_amount.sum</text:p>
          </table:table-cell>
          <table:table-cell table:style-name="ce1" office:value-type="string" calcext:value-type="string">
            <text:p>g1_amount.sum</text:p>
          </table:table-cell>
          <table:table-cell table:style-name="ce1" office:value-type="string" calcext:value-type="string">
            <text:p>l1_amount.sum</text:p>
          </table:table-cell>
          <table:table-cell table:style-name="ce1" office:value-type="string" calcext:value-type="string">
            <text:p>bad_amount.sum</text:p>
          </table:table-cell>
          <table:table-cell table:style-name="ce1" office:value-type="string" calcext:value-type="string">
            <text:p>badi_amount.sum</text:p>
          </table:table-cell>
          <table:table-cell table:style-name="ce1" office:value-type="string" calcext:value-type="string">
            <text:p>l90_amount.sum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Debtors Age Analysis By Income Source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Trade and Other Receivables from Exchange Transactions - Water</text:p>
          </table:table-cell>
          <table:table-cell office:value-type="float" office:value="16870382" calcext:value-type="float">
            <text:p>16870382</text:p>
          </table:table-cell>
          <table:table-cell office:value-type="float" office:value="514667568" calcext:value-type="float">
            <text:p>514667568</text:p>
          </table:table-cell>
          <table:table-cell office:value-type="float" office:value="19002283" calcext:value-type="float">
            <text:p>19002283</text:p>
          </table:table-cell>
          <table:table-cell office:value-type="float" office:value="27892503" calcext:value-type="float">
            <text:p>27892503</text:p>
          </table:table-cell>
          <table:table-cell office:value-type="float" office:value="15499913" calcext:value-type="float">
            <text:p>15499913</text:p>
          </table:table-cell>
          <table:table-cell office:value-type="float" office:value="99263627" calcext:value-type="float">
            <text:p>99263627</text:p>
          </table:table-cell>
          <table:table-cell office:value-type="float" office:value="240919759" calcext:value-type="float">
            <text:p>240919759</text:p>
          </table:table-cell>
          <table:table-cell office:value-type="float" office:value="79801363" calcext:value-type="float">
            <text:p>7980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7738" calcext:value-type="float">
            <text:p>154177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Trade and Other Receivables from Exchange Transactions - Electricity</text:p>
          </table:table-cell>
          <table:table-cell office:value-type="float" office:value="2276948" calcext:value-type="float">
            <text:p>2276948</text:p>
          </table:table-cell>
          <table:table-cell office:value-type="float" office:value="226229951" calcext:value-type="float">
            <text:p>226229951</text:p>
          </table:table-cell>
          <table:table-cell office:value-type="float" office:value="3376131" calcext:value-type="float">
            <text:p>3376131</text:p>
          </table:table-cell>
          <table:table-cell office:value-type="float" office:value="8802784" calcext:value-type="float">
            <text:p>8802784</text:p>
          </table:table-cell>
          <table:table-cell office:value-type="float" office:value="2329340" calcext:value-type="float">
            <text:p>2329340</text:p>
          </table:table-cell>
          <table:table-cell office:value-type="float" office:value="165552879" calcext:value-type="float">
            <text:p>165552879</text:p>
          </table:table-cell>
          <table:table-cell office:value-type="float" office:value="30886499" calcext:value-type="float">
            <text:p>30886499</text:p>
          </table:table-cell>
          <table:table-cell office:value-type="float" office:value="8807298" calcext:value-type="float">
            <text:p>880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8072" calcext:value-type="float">
            <text:p>41980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Receivables from Non-exchange Transactions - Property Rates</text:p>
          </table:table-cell>
          <table:table-cell office:value-type="float" office:value="12802780" calcext:value-type="float">
            <text:p>12802780</text:p>
          </table:table-cell>
          <table:table-cell office:value-type="float" office:value="461065039" calcext:value-type="float">
            <text:p>461065039</text:p>
          </table:table-cell>
          <table:table-cell office:value-type="float" office:value="14447185" calcext:value-type="float">
            <text:p>14447185</text:p>
          </table:table-cell>
          <table:table-cell office:value-type="float" office:value="22588346" calcext:value-type="float">
            <text:p>22588346</text:p>
          </table:table-cell>
          <table:table-cell office:value-type="float" office:value="13344801" calcext:value-type="float">
            <text:p>13344801</text:p>
          </table:table-cell>
          <table:table-cell office:value-type="float" office:value="66101814" calcext:value-type="float">
            <text:p>66101814</text:p>
          </table:table-cell>
          <table:table-cell office:value-type="float" office:value="230550848" calcext:value-type="float">
            <text:p>230550848</text:p>
          </table:table-cell>
          <table:table-cell office:value-type="float" office:value="85673031" calcext:value-type="float">
            <text:p>85673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6234" calcext:value-type="float">
            <text:p>155562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Receivables from Exchange Transactions - Waste Water Management</text:p>
          </table:table-cell>
          <table:table-cell office:value-type="float" office:value="3828662" calcext:value-type="float">
            <text:p>3828662</text:p>
          </table:table-cell>
          <table:table-cell office:value-type="float" office:value="187283736" calcext:value-type="float">
            <text:p>187283736</text:p>
          </table:table-cell>
          <table:table-cell office:value-type="float" office:value="4367657" calcext:value-type="float">
            <text:p>4367657</text:p>
          </table:table-cell>
          <table:table-cell office:value-type="float" office:value="7571421" calcext:value-type="float">
            <text:p>7571421</text:p>
          </table:table-cell>
          <table:table-cell office:value-type="float" office:value="4051906" calcext:value-type="float">
            <text:p>4051906</text:p>
          </table:table-cell>
          <table:table-cell office:value-type="float" office:value="24892436" calcext:value-type="float">
            <text:p>24892436</text:p>
          </table:table-cell>
          <table:table-cell office:value-type="float" office:value="112729009" calcext:value-type="float">
            <text:p>112729009</text:p>
          </table:table-cell>
          <table:table-cell office:value-type="float" office:value="25064023" calcext:value-type="float">
            <text:p>2506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8622" calcext:value-type="float">
            <text:p>47786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Receivables from Exchange Transactions - Waste Management</text:p>
          </table:table-cell>
          <table:table-cell office:value-type="float" office:value="4996315" calcext:value-type="float">
            <text:p>4996315</text:p>
          </table:table-cell>
          <table:table-cell office:value-type="float" office:value="240723360" calcext:value-type="float">
            <text:p>240723360</text:p>
          </table:table-cell>
          <table:table-cell office:value-type="float" office:value="5488873" calcext:value-type="float">
            <text:p>5488873</text:p>
          </table:table-cell>
          <table:table-cell office:value-type="float" office:value="7878805" calcext:value-type="float">
            <text:p>7878805</text:p>
          </table:table-cell>
          <table:table-cell office:value-type="float" office:value="5173008" calcext:value-type="float">
            <text:p>5173008</text:p>
          </table:table-cell>
          <table:table-cell office:value-type="float" office:value="21568682" calcext:value-type="float">
            <text:p>21568682</text:p>
          </table:table-cell>
          <table:table-cell office:value-type="float" office:value="159209980" calcext:value-type="float">
            <text:p>159209980</text:p>
          </table:table-cell>
          <table:table-cell office:value-type="float" office:value="30590747" calcext:value-type="float">
            <text:p>3059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6950" calcext:value-type="float">
            <text:p>58169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Receivables from Exchange Transactions - Property Rental Debtors</text:p>
          </table:table-cell>
          <table:table-cell office:value-type="float" office:value="61767" calcext:value-type="float">
            <text:p>61767</text:p>
          </table:table-cell>
          <table:table-cell office:value-type="float" office:value="3837467" calcext:value-type="float">
            <text:p>3837467</text:p>
          </table:table-cell>
          <table:table-cell office:value-type="float" office:value="61538" calcext:value-type="float">
            <text:p>61538</text:p>
          </table:table-cell>
          <table:table-cell office:value-type="float" office:value="64144" calcext:value-type="float">
            <text:p>64144</text:p>
          </table:table-cell>
          <table:table-cell office:value-type="float" office:value="59842" calcext:value-type="float">
            <text:p>59842</text:p>
          </table:table-cell>
          <table:table-cell office:value-type="float" office:value="113853" calcext:value-type="float">
            <text:p>113853</text:p>
          </table:table-cell>
          <table:table-cell office:value-type="float" office:value="2983710" calcext:value-type="float">
            <text:p>2983710</text:p>
          </table:table-cell>
          <table:table-cell office:value-type="float" office:value="430516" calcext:value-type="float">
            <text:p>43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97" calcext:value-type="float">
            <text:p>620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Interest on Arrear Debtor Account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Recoverable unauthorised, irregular or fruitless and wasteful Expenditur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2544187" calcext:value-type="float">
            <text:p>2544187</text:p>
          </table:table-cell>
          <table:table-cell office:value-type="float" office:value="154535012" calcext:value-type="float">
            <text:p>154535012</text:p>
          </table:table-cell>
          <table:table-cell office:value-type="float" office:value="2609979" calcext:value-type="float">
            <text:p>2609979</text:p>
          </table:table-cell>
          <table:table-cell office:value-type="float" office:value="3733369" calcext:value-type="float">
            <text:p>3733369</text:p>
          </table:table-cell>
          <table:table-cell office:value-type="float" office:value="2623879" calcext:value-type="float">
            <text:p>2623879</text:p>
          </table:table-cell>
          <table:table-cell office:value-type="float" office:value="11988570" calcext:value-type="float">
            <text:p>11988570</text:p>
          </table:table-cell>
          <table:table-cell office:value-type="float" office:value="112112617" calcext:value-type="float">
            <text:p>112112617</text:p>
          </table:table-cell>
          <table:table-cell office:value-type="float" office:value="16267288" calcext:value-type="float">
            <text:p>1626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5123" calcext:value-type="float">
            <text:p>265512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Total By Income Source</text:p>
          </table:table-cell>
          <table:table-cell table:style-name="ce3" office:value-type="float" office:value="43381041" calcext:value-type="float">
            <text:p>43381041</text:p>
          </table:table-cell>
          <table:table-cell table:style-name="ce3" office:value-type="float" office:value="1788342133" calcext:value-type="float">
            <text:p>1788342133</text:p>
          </table:table-cell>
          <table:table-cell table:style-name="ce3" office:value-type="float" office:value="49353646" calcext:value-type="float">
            <text:p>49353646</text:p>
          </table:table-cell>
          <table:table-cell table:style-name="ce3" office:value-type="float" office:value="78531372" calcext:value-type="float">
            <text:p>78531372</text:p>
          </table:table-cell>
          <table:table-cell table:style-name="ce3" office:value-type="float" office:value="43082689" calcext:value-type="float">
            <text:p>43082689</text:p>
          </table:table-cell>
          <table:table-cell table:style-name="ce3" office:value-type="float" office:value="389481861" calcext:value-type="float">
            <text:p>389481861</text:p>
          </table:table-cell>
          <table:table-cell table:style-name="ce3" office:value-type="float" office:value="889392422" calcext:value-type="float">
            <text:p>889392422</text:p>
          </table:table-cell>
          <table:table-cell table:style-name="ce3" office:value-type="float" office:value="246634266" calcext:value-type="float">
            <text:p>246634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484836" calcext:value-type="float">
            <text:p>48484836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heading</text:p>
          </table:table-cell>
          <table:table-cell table:style-name="ce2" office:value-type="string" calcext:value-type="string">
            <text:p>Debtors Age Analysis By Customer Group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Organs of State</text:p>
          </table:table-cell>
          <table:table-cell office:value-type="float" office:value="122948" calcext:value-type="float">
            <text:p>122948</text:p>
          </table:table-cell>
          <table:table-cell office:value-type="float" office:value="69668775" calcext:value-type="float">
            <text:p>69668775</text:p>
          </table:table-cell>
          <table:table-cell office:value-type="float" office:value="389011" calcext:value-type="float">
            <text:p>389011</text:p>
          </table:table-cell>
          <table:table-cell office:value-type="float" office:value="5322869" calcext:value-type="float">
            <text:p>5322869</text:p>
          </table:table-cell>
          <table:table-cell office:value-type="float" office:value="138456" calcext:value-type="float">
            <text:p>138456</text:p>
          </table:table-cell>
          <table:table-cell office:value-type="float" office:value="57440984" calcext:value-type="float">
            <text:p>57440984</text:p>
          </table:table-cell>
          <table:table-cell office:value-type="float" office:value="3332302" calcext:value-type="float">
            <text:p>3332302</text:p>
          </table:table-cell>
          <table:table-cell office:value-type="float" office:value="2628927" calcext:value-type="float">
            <text:p>2628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78" calcext:value-type="float">
            <text:p>293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Commercial</text:p>
          </table:table-cell>
          <table:table-cell office:value-type="float" office:value="9095965" calcext:value-type="float">
            <text:p>9095965</text:p>
          </table:table-cell>
          <table:table-cell office:value-type="float" office:value="394425360" calcext:value-type="float">
            <text:p>394425360</text:p>
          </table:table-cell>
          <table:table-cell office:value-type="float" office:value="10361506" calcext:value-type="float">
            <text:p>10361506</text:p>
          </table:table-cell>
          <table:table-cell office:value-type="float" office:value="18920166" calcext:value-type="float">
            <text:p>18920166</text:p>
          </table:table-cell>
          <table:table-cell office:value-type="float" office:value="9337576" calcext:value-type="float">
            <text:p>9337576</text:p>
          </table:table-cell>
          <table:table-cell office:value-type="float" office:value="149279579" calcext:value-type="float">
            <text:p>149279579</text:p>
          </table:table-cell>
          <table:table-cell office:value-type="float" office:value="129495824" calcext:value-type="float">
            <text:p>129495824</text:p>
          </table:table-cell>
          <table:table-cell office:value-type="float" office:value="56035817" calcext:value-type="float">
            <text:p>56035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8927" calcext:value-type="float">
            <text:p>118989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Households</text:p>
          </table:table-cell>
          <table:table-cell office:value-type="float" office:value="30002634" calcext:value-type="float">
            <text:p>30002634</text:p>
          </table:table-cell>
          <table:table-cell office:value-type="float" office:value="1066575647" calcext:value-type="float">
            <text:p>1066575647</text:p>
          </table:table-cell>
          <table:table-cell office:value-type="float" office:value="33592766" calcext:value-type="float">
            <text:p>33592766</text:p>
          </table:table-cell>
          <table:table-cell office:value-type="float" office:value="48509048" calcext:value-type="float">
            <text:p>48509048</text:p>
          </table:table-cell>
          <table:table-cell office:value-type="float" office:value="29141608" calcext:value-type="float">
            <text:p>29141608</text:p>
          </table:table-cell>
          <table:table-cell office:value-type="float" office:value="144754118" calcext:value-type="float">
            <text:p>144754118</text:p>
          </table:table-cell>
          <table:table-cell office:value-type="float" office:value="592410846" calcext:value-type="float">
            <text:p>592410846</text:p>
          </table:table-cell>
          <table:table-cell office:value-type="float" office:value="156693641" calcext:value-type="float">
            <text:p>156693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70986" calcext:value-type="float">
            <text:p>314709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_item</text:p>
          </table:table-cell>
          <table:table-cell office:value-type="string" calcext:value-type="string">
            <text:p>Other</text:p>
          </table:table-cell>
          <table:table-cell office:value-type="float" office:value="4159494" calcext:value-type="float">
            <text:p>4159494</text:p>
          </table:table-cell>
          <table:table-cell office:value-type="float" office:value="257672351" calcext:value-type="float">
            <text:p>257672351</text:p>
          </table:table-cell>
          <table:table-cell office:value-type="float" office:value="5010363" calcext:value-type="float">
            <text:p>5010363</text:p>
          </table:table-cell>
          <table:table-cell office:value-type="float" office:value="5779289" calcext:value-type="float">
            <text:p>5779289</text:p>
          </table:table-cell>
          <table:table-cell office:value-type="float" office:value="4465049" calcext:value-type="float">
            <text:p>4465049</text:p>
          </table:table-cell>
          <table:table-cell office:value-type="float" office:value="38007180" calcext:value-type="float">
            <text:p>38007180</text:p>
          </table:table-cell>
          <table:table-cell office:value-type="float" office:value="164153450" calcext:value-type="float">
            <text:p>164153450</text:p>
          </table:table-cell>
          <table:table-cell office:value-type="float" office:value="31275881" calcext:value-type="float">
            <text:p>31275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1645" calcext:value-type="float">
            <text:p>482164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Total By Customer Group</text:p>
          </table:table-cell>
          <table:table-cell table:style-name="ce3" office:value-type="float" office:value="43381041" calcext:value-type="float">
            <text:p>43381041</text:p>
          </table:table-cell>
          <table:table-cell table:style-name="ce3" office:value-type="float" office:value="1788342133" calcext:value-type="float">
            <text:p>1788342133</text:p>
          </table:table-cell>
          <table:table-cell table:style-name="ce3" office:value-type="float" office:value="49353646" calcext:value-type="float">
            <text:p>49353646</text:p>
          </table:table-cell>
          <table:table-cell table:style-name="ce3" office:value-type="float" office:value="78531372" calcext:value-type="float">
            <text:p>78531372</text:p>
          </table:table-cell>
          <table:table-cell table:style-name="ce3" office:value-type="float" office:value="43082689" calcext:value-type="float">
            <text:p>43082689</text:p>
          </table:table-cell>
          <table:table-cell table:style-name="ce3" office:value-type="float" office:value="389481861" calcext:value-type="float">
            <text:p>389481861</text:p>
          </table:table-cell>
          <table:table-cell table:style-name="ce3" office:value-type="float" office:value="889392422" calcext:value-type="float">
            <text:p>889392422</text:p>
          </table:table-cell>
          <table:table-cell table:style-name="ce3" office:value-type="float" office:value="246634266" calcext:value-type="float">
            <text:p>246634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484836" calcext:value-type="float">
            <text:p>48484836</text:p>
          </table:table-cell>
          <table:table-cell table:style-name="ce3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16:58.983028605</meta:creation-date>
    <dc:date>2017-12-06T11:20:29.072307521</dc:date>
    <meta:editing-duration>PT3M30S</meta:editing-duration>
    <meta:editing-cycles>2</meta:editing-cycles>
    <meta:generator>LibreOffice/5.1.6.2$Linux_X86_64 LibreOffice_project/10m0$Build-2</meta:generator>
    <meta:document-statistic meta:table-count="1" meta:cell-count="234" meta:object-count="0"/>
  </office:meta>
</office:document-meta>
</file>